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C22:Sheet1.L22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ize (S)</text:p>
          </table:table-cell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</table:table-row>
        <table:table-row table:style-name="ro2">
          <table:table-cell/>
          <table:table-cell table:style-name="ce3" office:value-type="string" calcext:value-type="string">
            <text:p>serial (sec)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3" office:value-type="string" calcext:value-type="string">
            <text:p>omp (sec)</text:p>
          </table:table-cell>
          <table:table-cell table:style-name="ce6" table:number-columns-repeated="10"/>
        </table:table-row>
      </table:table>
      <table:named-expressions/>
      <table:database-ranges>
        <table:database-range table:name="__Anonymous_Sheet_DB__1" table:target-range-address="Sheet2.A2:Sheet2.A3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2:59:44.80372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01T16:30:54.579922015</dc:date>
    <meta:editing-duration>PT6H20S</meta:editing-duration>
    <meta:editing-cycles>26</meta:editing-cycles>
    <meta:generator>LibreOffice/6.1.4.2$Linux_X86_64 LibreOffice_project/10$Build-2</meta:generator>
    <meta:document-statistic meta:table-count="2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577cm" svg:y="3.953cm" style:legend-expansion="high" chart:style-name="ch2"/>
        <chart:plot-area chart:style-name="ch3" table:cell-range-address="Sheet1.C17:Sheet1.L17 Sheet1.C22:Sheet1.L23" chart:data-source-has-labels="both" svg:x="0.319cm" svg:y="0.18cm" svg:width="13.939cm" svg:height="8.642cm">
          <chartooo:coordinate-region svg:x="0.755cm" svg:y="0.379cm" svg:width="13.503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loext:label-string="ml" chart:class="chart:bar">
            <chart:data-point chart:repeated="10"/>
          </chart:series>
          <chart:series chart:style-name="ch8" chart:values-cell-range-address="Sheet1.C23:Sheet1.L23" loext:label-string="omp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3.20011500862565">
                <text:p>3.20011500862565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">
                <text:p>1</text:p>
              </table:table-cell>
              <table:table-cell office:value-type="float" office:value="2.37814320760503">
                <text:p>2.3781432076050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3.50259965337955">
                <text:p>3.50259965337955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2.77759197324415">
                <text:p>2.7775919732441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2.29277566539924">
                <text:p>2.2927756653992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73351984612695">
                <text:p>1.73351984612695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1.38026864289023">
                <text:p>1.38026864289023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3.21807056372868">
                <text:p>3.21807056372868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2.22830992583241">
                <text:p>2.22830992583241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